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45e"/>
    </style:style>
    <style:style style:name="P2" style:family="paragraph" style:parent-style-name="Standard">
      <style:text-properties officeooo:rsid="001bd6a9" officeooo:paragraph-rsid="001bd6a9"/>
    </style:style>
    <style:style style:name="P3" style:family="paragraph" style:parent-style-name="Standard">
      <style:text-properties officeooo:rsid="001bd6a9" officeooo:paragraph-rsid="001f5835"/>
    </style:style>
    <style:style style:name="P4" style:family="paragraph" style:parent-style-name="Standard">
      <style:text-properties officeooo:rsid="001bd6a9" officeooo:paragraph-rsid="001bd6a9"/>
    </style:style>
    <style:style style:name="P5" style:family="paragraph" style:parent-style-name="Standard">
      <style:text-properties officeooo:rsid="001bd6a9" officeooo:paragraph-rsid="00207441"/>
    </style:style>
    <style:style style:name="P6" style:family="paragraph" style:parent-style-name="Standard">
      <style:text-properties officeooo:rsid="0020b5b6" officeooo:paragraph-rsid="0020b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ush user-create admin_tech --password='admin_tech' -y</text:p>
      <text:p text:style-name="Standard"/>
      <text:p text:style-name="Standard">drush urol administrator admin_tech -y</text:p>
      <text:p text:style-name="Standard"/>
      <text:p text:style-name="Standard">sudo docker-compose up –build</text:p>
      <text:p text:style-name="Standard"/>
      <text:p text:style-name="P1">sudo docker-compose up –build</text:p>
      <text:p text:style-name="P1"/>
      <text:p text:style-name="Standard">sudo docker exec -it vit_mmc_web_1 bash</text:p>
      <text:p text:style-name="Standard"/>
      <text:p text:style-name="Standard">sudo docker system prune -f –all</text:p>
      <text:p text:style-name="Standard"/>
      <text:p text:style-name="P2">nano etc/hosts 127.0.0.1 vit_mmc.loc</text:p>
      <text:p text:style-name="P2"/>
      <text:p text:style-name="P5">sudo chmod 777 .</text:p>
      <text:p text:style-name="P5"/>
      <text:p text:style-name="P5">drush cr</text:p>
      <text:p text:style-name="P2"/>
      <text:p text:style-name="P2">xdebug off</text:p>
      <text:p text:style-name="P2"/>
      <text:p text:style-name="P3">drush cr</text:p>
      <text:p text:style-name="P3"/>
      <text:p text:style-name="P3">sudo chmod a+rw -R .</text:p>
      <text:p text:style-name="P2"/>
      <text:p text:style-name="P2">drush sql-drop</text:p>
      <text:p text:style-name="P2"/>
      <text:p text:style-name="P2">drush sql-cli &lt; iasprdvitmmc_db.sql</text:p>
      <text:p text:style-name="P2"/>
      <text:p text:style-name="P2">drush user-create admin_tech --password='admin_tech' -y</text:p>
      <text:p text:style-name="P2"/>
      <text:p text:style-name="P2">drush urol administrator admin_tech -y</text:p>
      <text:p text:style-name="P6"/>
      <text:p text:style-name="P6">drush updb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09:03:54.596968361</meta:creation-date>
    <dc:date>2021-04-28T15:02:06.278865001</dc:date>
    <meta:editing-duration>PT4H1M34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17" meta:word-count="69" meta:character-count="472" meta:non-whitespace-character-count="422"/>
  </office:meta>
</office:document-meta>
</file>